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499cm"/>
    </style:style>
    <style:style style:name="P2" style:family="paragraph" style:parent-style-name="Text_20_body" style:list-style-name="L1">
      <style:paragraph-properties fo:margin-top="0cm" fo:margin-bottom="0cm"/>
    </style:style>
    <style:style style:name="P3" style:family="paragraph" style:parent-style-name="Text_20_body" style:list-style-name="L1"/>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namic Datatypes<text:line-break/><text:line-break/>in FIPS können wir beliebige Javaklassen als Datentypen in Projekten verwenden, indem wir sie im IpsProject Propertyfile definieren. Die Javaklassen werden geladen, sobald z. B. der Datatyp zum Pruefen eines Wertes aufgerufen wird. Zum Laden der Klassen wird aus dem zugrundeliegenen Javaprojekt ein Classpath erzeugt und darüber die Klasse geladen. An dem Mechanismus habe ich jetzt folgende Änderungen vorgenommen:</text:p>
      <text:list text:style-name="L1">
        <text:list-item>
          <text:p text:style-name="P2">Anstatt das jeder DynamicDatatype einen eigenen ClassLoader hält, wird dieser pro IpsProject gehalten (und im Model gecached). </text:p>
        </text:list-item>
        <text:list-item>
          <text:p text:style-name="P3">Jarfiles werden nicht direkt im Classpath referenziert, sondern erst ins Tempverzeichnis kopiert (dass ist notwendig, da die Jarfiles gelocked werden und damit bisher z.B. beim Update aus CVS nicht gelösccht werden könnten). </text:p>
        </text:list-item>
      </text:list>
      <text:p text:style-name="Text_20_body">Ändert sich etwas am Inhalt des Classpathes (z.B. Classfiles oder Jarfiles werden geändert, gelöscht) wird die Refereenz auf die geladenen Klasse im DynamicDatype auf null gesetzt und beim nächsten Request ein neues ClassLoader verwendet.<text:line-break/><text:line-break/>Darüber hinaus kann man im IpsProject-PropertyFile einstellen (s.u.), ob die Javaklassen auch in dem Outputverzeichnis des zum IpsProject gehoerenden Javaprojektes gesucht werden sollen. Default ist false, da true zwei Nachteile hat:<text:line-break/><text:line-break/><text:span text:style-name="T1">CleanBuild</text:span><text:line-break/>Clean-Buid leert als erstes das Output-Verrzeichnis des Javaprojektes und damit die Classfiles auf denen die DynamicDatatypes basieren. Nun läuft der IPS-Codegenerator. Wenn er auf einen DynamicDatatype zugreift, kann dieser das Classfile nicht laden. Der Javabuilder erzeugt die Classfiles erst nachdem der IPS Builder gelaufen ist. Also ist es günstiger, wenn man die Java Valueklassen in einem anderen Projekt entwickelt und dieses referenziert, oder per Jarfile zur Verfügung stellt.<text:line-break/><text:line-break/><text:span text:style-name="T1">Erzeugen von ClassLoadern<text:line-break/></text:span>Der FaktorIPS Builder generiert Java-Klassen, der Java-Builder daraus Classfiles. Die Änderung der Classfiles stellt einen Änderung des Inhalts des Classpaths dar, über den der DynamicDatatype seine Klasse geladen hat, d. h. er muss die Klasse neu laden. D.h. es werden auch bei jedem Aufruf des FaktorIPS Builders die Classfiles der DynamicDatatypes neu geladen. <text:line-break/><text:line-break/><text:line-break/>Gruß<text:line-break/>Jan<text:line-break/><text:line-break/><text:line-break/>&lt;?xml version="1.0" encoding="UTF-8"?&gt;<text:line-break/>&lt;IpsProject productDefinitionProject="true" modelProject="true" runtimeIdPrefix="" <text:span text:style-name="T1">javaProjectContainsClassesForDynamicDatatypes="false"</text:span>&gt;<text:line-break/> ...<text:line-break/>&lt;/IpsProject&gt;<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6-22T10:23:27</meta:creation-date>
    <dc:creator>Jan Ortmann</dc:creator>
    <dc:date>2006-06-22T10:23:46</dc:date>
    <meta:editing-cycles>2</meta:editing-cycles>
    <meta:editing-duration>PT19S</meta:editing-duration>
    <meta:user-defined meta:name="Info 1"/>
    <meta:user-defined meta:name="Info 2"/>
    <meta:user-defined meta:name="Info 3"/>
    <meta:user-defined meta:name="Info 4"/>
    <meta:document-statistic meta:table-count="0" meta:image-count="0" meta:object-count="0" meta:page-count="1" meta:paragraph-count="4" meta:word-count="323" meta:character-count="2365"/>
  </office:meta>
</office:document-meta>
</file>